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03cm" svg:stroke-color="#198a8a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203cm" svg:stroke-color="#ff6633" draw:marker-start-width="0.503cm" draw:marker-end-width="0.503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051cm" svg:stroke-color="#333333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203cm" svg:stroke-color="#198a8a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Roboto Mono for Powerline'" style:font-style-name="Regular" style:font-pitch="variable" fo:font-size="14pt" style:font-size-asian="18pt" style:font-size-complex="18pt"/>
    </style:style>
    <style:style style:name="P3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family="'Roboto Mono for Powerline'" style:font-style-name="Regular" style:font-pitch="variable" fo:font-size="14pt" style:font-size-asian="14pt" style:font-size-complex="14pt"/>
    </style:style>
    <style:style style:name="P5" style:family="paragraph">
      <style:paragraph-properties fo:text-align="center"/>
      <style:text-properties fo:font-family="'Roboto Mono for Powerline'" style:font-style-name="Regular" style:font-pitch="variable" fo:font-size="13pt" style:font-size-asian="13pt" style:font-size-complex="13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Roboto" style:font-pitch="variable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font-family="'Roboto Mono for Powerline'" style:font-style-name="Regular" style:font-pitch="variable" fo:font-size="13pt" style:font-size-asian="13pt" style:font-size-complex="13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family="Roboto" style:font-pitch="variable" fo:font-size="16pt" style:font-size-asian="16pt" style:font-size-complex="16pt"/>
    </style:style>
    <style:style style:name="T1" style:family="text">
      <style:text-properties fo:font-family="'Roboto Mono for Powerline'" style:font-style-name="Regular" style:font-pitch="variable"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family="Roboto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family="Roboto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97cm" svg:height="3.429cm" svg:x="2.143cm" svg:y="2.016cm">
          <text:p/>
        </draw:rect>
        <draw:rect draw:style-name="gr2" draw:text-style-name="P2" xml:id="id1" draw:id="id1" draw:layer="layout" svg:width="2.159cm" svg:height="1.524cm" svg:x="2.651cm" svg:y="3.032cm">
          <text:p text:style-name="P2">{1,..}</text:p>
        </draw:rect>
        <draw:rect draw:style-name="gr2" draw:text-style-name="P2" xml:id="id3" draw:id="id3" draw:layer="layout" svg:width="2.159cm" svg:height="1.524cm" svg:x="9.848cm" svg:y="3.032cm">
          <text:p text:style-name="P2">map</text:p>
        </draw:rect>
        <draw:rect draw:style-name="gr2" draw:text-style-name="P2" xml:id="id4" draw:id="id4" draw:layer="layout" svg:width="2.159cm" svg:height="1.524cm" svg:x="13.446cm" svg:y="3.032cm">
          <text:p text:style-name="P2">collect</text:p>
        </draw:rect>
        <draw:rect draw:style-name="gr2" draw:text-style-name="P2" xml:id="id2" draw:id="id2" draw:layer="layout" svg:width="2.159cm" svg:height="1.524cm" svg:x="6.249cm" svg:y="3.032cm">
          <text:p text:style-name="P2">filter</text:p>
        </draw:rect>
        <draw:connector draw:style-name="gr3" draw:text-style-name="P1" draw:layer="layout" svg:x1="4.81cm" svg:y1="3.794cm" svg:x2="6.249cm" svg:y2="3.794cm" draw:start-shape="id1" draw:start-glue-point="1" draw:end-shape="id2" draw:end-glue-point="3" svg:d="M4810 3794h1439">
          <text:p/>
        </draw:connector>
        <draw:connector draw:style-name="gr3" draw:text-style-name="P1" draw:layer="layout" svg:x1="8.408cm" svg:y1="3.794cm" svg:x2="9.848cm" svg:y2="3.794cm" draw:start-shape="id2" draw:start-glue-point="1" draw:end-shape="id3" draw:end-glue-point="3" svg:d="M8408 3794h1440">
          <text:p/>
        </draw:connector>
        <draw:connector draw:style-name="gr3" draw:text-style-name="P1" draw:layer="layout" svg:x1="12.007cm" svg:y1="3.794cm" svg:x2="13.446cm" svg:y2="3.794cm" draw:start-shape="id3" draw:start-glue-point="1" draw:end-shape="id4" draw:end-glue-point="3" svg:d="M12007 3794h1439">
          <text:p/>
        </draw:connector>
        <draw:g>
          <draw:connector draw:style-name="gr3" draw:text-style-name="P1" draw:layer="layout" svg:x1="6.461cm" svg:y1="8.62cm" svg:x2="7.9cm" svg:y2="8.62cm" draw:start-shape="id5" draw:start-glue-point="1" svg:d="M6461 8620h1439">
            <text:p/>
          </draw:connector>
          <draw:connector draw:style-name="gr3" draw:text-style-name="P1" draw:layer="layout" svg:x1="2.778cm" svg:y1="8.62cm" svg:x2="4.302cm" svg:y2="8.62cm" draw:end-shape="id5" draw:end-glue-point="3" svg:d="M2778 8620h1524">
            <text:p/>
          </draw:connector>
          <draw:rect draw:style-name="gr2" draw:text-style-name="P2" xml:id="id5" draw:id="id5" draw:layer="layout" svg:width="2.159cm" svg:height="1.524cm" svg:x="4.302cm" svg:y="7.858cm">
            <text:p text:style-name="P2">stage</text:p>
          </draw:rect>
        </draw:g>
        <draw:g>
          <draw:connector draw:style-name="gr3" draw:text-style-name="P1" draw:layer="layout" svg:x1="11.082cm" svg:y1="8.62cm" svg:x2="12.521cm" svg:y2="8.62cm" draw:start-shape="id6" draw:start-glue-point="1" svg:d="M11082 8620h1439">
            <text:p/>
          </draw:connector>
          <draw:rect draw:style-name="gr2" draw:text-style-name="P2" xml:id="id6" draw:id="id6" draw:layer="layout" svg:width="2.159cm" svg:height="1.524cm" svg:x="8.923cm" svg:y="7.858cm">
            <text:p text:style-name="P2">stage</text:p>
          </draw:rect>
        </draw:g>
        <draw:g>
          <draw:rect draw:style-name="gr2" draw:text-style-name="P2" draw:layer="layout" svg:width="2.159cm" svg:height="1.524cm" svg:x="14.872cm" svg:y="7.858cm">
            <text:p text:style-name="P2">stage</text:p>
          </draw:rect>
          <draw:connector draw:style-name="gr3" draw:text-style-name="P1" draw:layer="layout" svg:x1="13.29cm" svg:y1="8.693cm" svg:x2="14.814cm" svg:y2="8.693cm" svg:d="M13290 8693h1524">
            <text:p/>
          </draw:connector>
        </draw:g>
        <draw:rect draw:style-name="gr4" draw:text-style-name="P4" draw:layer="layout" svg:width="10.414cm" svg:height="3.429cm" svg:x="2.397cm" svg:y="13.492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closed graph</text:span></text:p>
        </draw:rect>
        <draw:rect draw:style-name="gr2" draw:text-style-name="P2" xml:id="id9" draw:id="id9" draw:layer="layout" svg:width="2.159cm" svg:height="1.524cm" svg:x="10.102cm" svg:y="14.208cm">
          <text:p/>
        </draw:rect>
        <draw:connector draw:style-name="gr3" draw:text-style-name="P1" draw:layer="layout" svg:x1="5.064cm" svg:y1="14.97cm" svg:x2="6.503cm" svg:y2="14.97cm" draw:start-shape="id7" draw:start-glue-point="1" draw:end-shape="id8" draw:end-glue-point="3" svg:d="M5064 14970h1439">
          <text:p/>
        </draw:connector>
        <draw:connector draw:style-name="gr3" draw:text-style-name="P1" draw:layer="layout" svg:x1="8.662cm" svg:y1="14.97cm" svg:x2="10.102cm" svg:y2="14.97cm" draw:start-shape="id8" draw:start-glue-point="1" draw:end-shape="id9" draw:end-glue-point="3" svg:d="M8662 14970h1440">
          <text:p/>
        </draw:connector>
        <draw:rect draw:style-name="gr2" draw:text-style-name="P2" xml:id="id7" draw:id="id7" draw:layer="layout" svg:width="2.159cm" svg:height="1.524cm" svg:x="2.905cm" svg:y="14.208cm">
          <text:p/>
        </draw:rect>
        <draw:rect draw:style-name="gr2" draw:text-style-name="P2" xml:id="id8" draw:id="id8" draw:layer="layout" svg:width="2.159cm" svg:height="1.524cm" svg:x="6.503cm" svg:y="14.208cm">
          <text:p/>
        </draw:rect>
        <draw:rect draw:style-name="gr2" draw:text-style-name="P5" xml:id="id10" draw:id="id10" draw:layer="layout" svg:width="2.159cm" svg:height="1.524cm" svg:x="1.635cm" svg:y="19.415cm">
          <text:p text:style-name="P5"><text:span text:style-name="T2">{1,2,3}</text:span></text:p>
        </draw:rect>
        <draw:rect draw:style-name="gr2" draw:text-style-name="P2" draw:layer="layout" svg:width="2.159cm" svg:height="1.524cm" svg:x="7.985cm" svg:y="19.415cm">
          <text:p text:style-name="P2">toList</text:p>
        </draw:rect>
        <draw:connector draw:style-name="gr3" draw:text-style-name="P1" draw:layer="layout" svg:x1="3.794cm" svg:y1="20.177cm" svg:x2="5.248cm" svg:y2="20.176cm" draw:start-shape="id10" draw:start-glue-point="1" svg:d="M3794 20177h1028v-1h426">
          <text:p/>
        </draw:connector>
        <draw:connector draw:style-name="gr3" draw:text-style-name="P1" draw:layer="layout" svg:x1="6.461cm" svg:y1="20.177cm" svg:x2="7.915cm" svg:y2="20.176cm" svg:d="M6461 20177h1028v-1h426">
          <text:p/>
        </draw:connector>
        <draw:frame draw:style-name="gr5" draw:text-style-name="P7" draw:layer="layout" svg:width="1.272cm" svg:height="1.902cm" svg:x="5.318cm" svg:y="19.288cm">
          <draw:text-box>
            <text:p text:style-name="P6"><text:span text:style-name="T3">+</text:span></text:p>
          </draw:text-box>
        </draw:frame>
        <draw:rect draw:style-name="gr4" draw:text-style-name="P4" draw:layer="layout" svg:width="6.985cm" svg:height="2.794cm" svg:x="11.668cm" svg:y="18.78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</draw:rect>
        <draw:connector draw:style-name="gr3" draw:text-style-name="P1" draw:layer="layout" svg:x1="14.462cm" svg:y1="20.177cm" svg:x2="15.901cm" svg:y2="20.177cm" draw:start-shape="id11" draw:start-glue-point="1" draw:end-shape="id12" draw:end-glue-point="3" svg:d="M14462 20177h1439">
          <text:p/>
        </draw:connector>
        <draw:rect draw:style-name="gr2" draw:text-style-name="P2" xml:id="id11" draw:id="id11" draw:layer="layout" svg:width="2.159cm" svg:height="1.524cm" svg:x="12.303cm" svg:y="19.415cm">
          <text:p text:style-name="P8"><text:span text:style-name="T2">{1,2,3}</text:span></text:p>
        </draw:rect>
        <draw:rect draw:style-name="gr2" draw:text-style-name="P2" xml:id="id12" draw:id="id12" draw:layer="layout" svg:width="2.159cm" svg:height="1.524cm" svg:x="15.901cm" svg:y="19.415cm">
          <text:p text:style-name="P2">toList</text:p>
        </draw:rect>
        <draw:frame draw:style-name="gr5" draw:text-style-name="P7" draw:layer="layout" svg:width="1.315cm" svg:height="1.902cm" svg:x="10.271cm" svg:y="19.161cm">
          <draw:text-box>
            <text:p text:style-name="P6"><text:span text:style-name="T3">=</text:span></text:p>
          </draw:text-box>
        </draw:frame>
        <draw:frame draw:style-name="gr5" draw:text-style-name="P10" draw:layer="layout" svg:width="3.076cm" svg:height="0.916cm" svg:x="3.801cm" svg:y="9.749cm">
          <draw:text-box>
            <text:p text:style-name="P9"><text:span text:style-name="T4">Processor</text:span></text:p>
          </draw:text-box>
        </draw:frame>
        <draw:frame draw:style-name="gr5" draw:text-style-name="P10" draw:layer="layout" svg:width="2.894cm" svg:height="0.916cm" svg:x="9.275cm" svg:y="9.749cm">
          <draw:text-box>
            <text:p text:style-name="P9"><text:span text:style-name="T4">Publisher</text:span></text:p>
          </draw:text-box>
        </draw:frame>
        <draw:frame draw:style-name="gr5" draw:text-style-name="P10" draw:layer="layout" svg:width="3.233cm" svg:height="0.916cm" svg:x="13.544cm" svg:y="9.749cm">
          <draw:text-box>
            <text:p text:style-name="P9"><text:span text:style-name="T4">Subscrib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17T17:23:31</meta:creation-date>
    <dc:date>2018-06-17T18:16:26</dc:date>
    <meta:editing-duration>PT22M25S</meta:editing-duration>
    <meta:editing-cycles>1</meta:editing-cycles>
    <meta:document-statistic meta:object-count="37"/>
    <meta:generator>OpenOffice/4.1.2$Unix OpenOffice.org_project/412m3$Build-9782</meta:generator>
  </office:meta>
</office:document-meta>
</file>